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2954"/>
    </style:style>
    <style:style style:name="P2" style:family="paragraph" style:parent-style-name="Standard">
      <style:text-properties officeooo:paragraph-rsid="0012e28e"/>
    </style:style>
    <style:style style:name="P3" style:family="paragraph" style:parent-style-name="Standard">
      <style:text-properties officeooo:rsid="0012e28e" officeooo:paragraph-rsid="0012e28e"/>
    </style:style>
    <style:style style:name="P4" style:family="paragraph" style:parent-style-name="Standard">
      <style:text-properties officeooo:rsid="0012e28e" officeooo:paragraph-rsid="00158560"/>
    </style:style>
    <style:style style:name="P5" style:family="paragraph" style:parent-style-name="Standard">
      <style:text-properties officeooo:paragraph-rsid="00149afd"/>
    </style:style>
    <style:style style:name="P6" style:family="paragraph" style:parent-style-name="Standard">
      <style:text-properties officeooo:rsid="00149afd" officeooo:paragraph-rsid="00149afd"/>
    </style:style>
    <style:style style:name="P7" style:family="paragraph" style:parent-style-name="Standard">
      <style:paragraph-properties fo:break-before="page"/>
      <style:text-properties officeooo:rsid="0012e28e" officeooo:paragraph-rsid="0012e28e"/>
    </style:style>
    <style:style style:name="P8" style:family="paragraph" style:parent-style-name="Standard">
      <style:text-properties officeooo:rsid="0012e28e" officeooo:paragraph-rsid="0012e28e"/>
    </style:style>
    <style:style style:name="P9" style:family="paragraph" style:parent-style-name="Standard">
      <style:text-properties officeooo:rsid="0012e28e" officeooo:paragraph-rsid="00158560"/>
    </style:style>
    <style:style style:name="P10" style:family="paragraph" style:parent-style-name="Standard">
      <style:text-properties officeooo:rsid="0012e28e" officeooo:paragraph-rsid="0016bdc1"/>
    </style:style>
    <style:style style:name="P11" style:family="paragraph" style:parent-style-name="Standard">
      <style:text-properties officeooo:rsid="0012e28e" officeooo:paragraph-rsid="0017081e"/>
    </style:style>
    <style:style style:name="P12" style:family="paragraph" style:parent-style-name="Standard">
      <style:text-properties officeooo:rsid="0012e28e" officeooo:paragraph-rsid="001a6698"/>
    </style:style>
    <style:style style:name="P13" style:family="paragraph" style:parent-style-name="Standard">
      <style:text-properties officeooo:rsid="0012e28e" officeooo:paragraph-rsid="001a96b1"/>
    </style:style>
    <style:style style:name="P14" style:family="paragraph" style:parent-style-name="Standard">
      <style:text-properties officeooo:rsid="0018e421" officeooo:paragraph-rsid="0018e421"/>
    </style:style>
    <style:style style:name="P15" style:family="paragraph" style:parent-style-name="Standard">
      <style:paragraph-properties fo:break-before="page"/>
      <style:text-properties officeooo:rsid="0018e421" officeooo:paragraph-rsid="0018e421"/>
    </style:style>
    <style:style style:name="P16" style:family="paragraph" style:parent-style-name="Standard">
      <style:text-properties officeooo:rsid="00149afd" officeooo:paragraph-rsid="00149afd"/>
    </style:style>
    <style:style style:name="P17" style:family="paragraph" style:parent-style-name="Standard">
      <style:text-properties officeooo:paragraph-rsid="00149afd"/>
    </style:style>
    <style:style style:name="T1" style:family="text">
      <style:text-properties officeooo:rsid="00122954"/>
    </style:style>
    <style:style style:name="T2" style:family="text">
      <style:text-properties style:text-position="super 58%" officeooo:rsid="00122954"/>
    </style:style>
    <style:style style:name="T3" style:family="text">
      <style:text-properties style:text-position="super 58%" officeooo:rsid="0012e28e"/>
    </style:style>
    <style:style style:name="T4" style:family="text">
      <style:text-properties style:text-position="super 58%" officeooo:rsid="00158560"/>
    </style:style>
    <style:style style:name="T5" style:family="text">
      <style:text-properties style:text-position="0% 100%" officeooo:rsid="00122954"/>
    </style:style>
    <style:style style:name="T6" style:family="text">
      <style:text-properties style:text-position="0% 100%" officeooo:rsid="0012e28e"/>
    </style:style>
    <style:style style:name="T7" style:family="text">
      <style:text-properties style:text-position="0% 100%" officeooo:rsid="00158560"/>
    </style:style>
    <style:style style:name="T8" style:family="text">
      <style:text-properties officeooo:rsid="0012e28e"/>
    </style:style>
    <style:style style:name="T9" style:family="text">
      <style:text-properties officeooo:rsid="00149afd"/>
    </style:style>
    <style:style style:name="T10" style:family="text">
      <style:text-properties officeooo:rsid="00158560"/>
    </style:style>
    <style:style style:name="T11" style:family="text">
      <style:text-properties officeooo:rsid="0016bdc1"/>
    </style:style>
    <style:style style:name="T12" style:family="text">
      <style:text-properties officeooo:rsid="0017081e"/>
    </style:style>
    <style:style style:name="T13" style:family="text">
      <style:text-properties officeooo:rsid="0018e421"/>
    </style:style>
    <style:style style:name="T14" style:family="text">
      <style:text-properties officeooo:rsid="001a669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officeooo:rsid="001a9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28<text:tab/>64<text:tab/>32<text:tab/>16<text:tab/>8<text:tab/>4<text:tab/>2<text:tab/>1</text:p>
      <text:p text:style-name="P6"/>
      <text:p text:style-name="P14">Ejemplo-</text:p>
      <text:p text:style-name="P1">Dirección de Red: <text:tab/><text:tab/>192.168.1.0/24 </text:p>
      <text:p text:style-name="P1">Tipo (A,B,C):<text:tab/><text:tab/><text:tab/></text:p>
      <text:p text:style-name="P1">Máscara actual:<text:tab/><text:tab/><text:span text:style-name="T8">255.255.255.0</text:span></text:p>
      <text:p text:style-name="P1">Bits para subredes: <text:tab/><text:tab/>1</text:p>
      <text:p text:style-name="P1">Nº de subredes posibles :<text:tab/><text:span text:style-name="T1">2</text:span><text:span text:style-name="T3">1</text:span></text:p>
      <text:p text:style-name="P1">Bits para hosts :<text:tab/><text:tab/><text:span text:style-name="T1">7</text:span></text:p>
      <text:p text:style-name="P1">Nº de IP de host por subred:<text:tab/><text:span text:style-name="T1">2</text:span><text:span text:style-name="T2">7</text:span><text:span text:style-name="T5">-2</text:span></text:p>
      <text:p text:style-name="Standard">Máscara de subred:<text:tab/><text:tab/>/<text:span text:style-name="T1">25 → 255.255.255.128</text:span></text:p>
      <text:p text:style-name="P1">Red 0:<text:tab/><text:tab/><text:tab/><text:tab/><text:span text:style-name="T1">192.168.1.0</text:span></text:p>
      <text:p text:style-name="P1">Última IP:<text:tab/><text:tab/><text:tab/><text:span text:style-name="T1">192.168.1.127</text:span></text:p>
      <text:p text:style-name="P1">Red 1:<text:tab/><text:tab/><text:tab/><text:tab/><text:span text:style-name="T1">192.168.1.128</text:span></text:p>
      <text:p text:style-name="P1">Última IP:<text:tab/><text:tab/><text:tab/><text:span text:style-name="T1">192.168.1.255</text:span></text:p>
      <text:p text:style-name="P3"/>
      <text:p text:style-name="P14">3-</text:p>
      <text:p text:style-name="P2">Dirección de Red: <text:tab/><text:tab/>192.168.0.0/16 </text:p>
      <text:p text:style-name="P2">Tipo (A,B,C):<text:tab/><text:tab/><text:tab/><text:span text:style-name="T10">C</text:span></text:p>
      <text:p text:style-name="P2">Máscara actual:<text:tab/><text:tab/><text:span text:style-name="T8">255.255.0.0</text:span></text:p>
      <text:p text:style-name="P2">Bits para subredes: <text:tab/><text:tab/>3</text:p>
      <text:p text:style-name="P2">Nº de subredes posibles :<text:tab/><text:span text:style-name="T8">2</text:span><text:span text:style-name="T3">3</text:span></text:p>
      <text:p text:style-name="P2">Bits para hosts :<text:tab/><text:tab/><text:span text:style-name="T8">13</text:span></text:p>
      <text:p text:style-name="P2">Nº de IP de host por subred:<text:tab/><text:span text:style-name="T8">2</text:span><text:span text:style-name="T3">13</text:span><text:span text:style-name="T6"> = 819</text:span><text:span text:style-name="T7">2-2</text:span></text:p>
      <text:p text:style-name="P1">Máscara de subred:<text:tab/><text:tab/><text:span text:style-name="T8">255.255.224.0</text:span></text:p>
      <text:p text:style-name="P1">Indica la IP de Red y el rango de IP’s de todas las subredes.</text:p>
      <text:p text:style-name="P3"><text:line-break/>Red <text:span text:style-name="T9">0</text:span>:<text:tab/><text:tab/>192.168.0.0</text:p>
      <text:p text:style-name="P3">Broadcast:<text:tab/>192.168.<text:span text:style-name="T9">31</text:span>.<text:span text:style-name="T9">255</text:span></text:p>
      <text:p text:style-name="P3"/>
      <text:p text:style-name="P3">Red <text:span text:style-name="T9">1</text:span>:<text:tab/><text:tab/><text:span text:style-name="T9">192.168.32.0</text:span></text:p>
      <text:p text:style-name="P3">Broadcast:<text:tab/><text:span text:style-name="T9">192.168.63.255</text:span></text:p>
      <text:p text:style-name="P3"/>
      <text:p text:style-name="P3">Red <text:span text:style-name="T9">2</text:span>:<text:tab/><text:tab/><text:span text:style-name="T9">192.168.64.0</text:span></text:p>
      <text:p text:style-name="P3"><text:tab/><text:tab/><text:tab/> <text:s/><text:span text:style-name="T13">010|00000.</text:span><text:span text:style-name="T17">11111111</text:span></text:p>
      <text:p text:style-name="P3"><text:tab/><text:tab/><text:tab/> <text:s/><text:span text:style-name="T13">01</text:span><text:span text:style-name="T14">0</text:span><text:span text:style-name="T13">|</text:span><text:span text:style-name="T14">11111.</text:span><text:span text:style-name="T17">00000000</text:span></text:p>
      <text:p text:style-name="P3">Broadcast:<text:tab/><text:span text:style-name="T9">192.168.95.255</text:span></text:p>
      <text:p text:style-name="P3"/>
      <text:p text:style-name="P12"><text:tab/><text:tab/><text:tab/> <text:s/><text:span text:style-name="T13">010|</text:span><text:span text:style-name="T14">111111.</text:span><text:span text:style-name="T17">00000000</text:span></text:p>
      <text:p text:style-name="P12"><text:tab/><text:tab/><text:tab/> <text:s/><text:span text:style-name="T13">01</text:span><text:span text:style-name="T14">1</text:span><text:span text:style-name="T13">|</text:span><text:span text:style-name="T14">000000.</text:span><text:span text:style-name="T17">11111111</text:span></text:p>
      <text:p text:style-name="P12"/>
      <text:p text:style-name="P3">Red <text:span text:style-name="T9">3</text:span>:<text:tab/><text:tab/><text:span text:style-name="T9">192.168.96.0</text:span></text:p>
      <text:p text:style-name="P3">Broadcast:<text:tab/><text:span text:style-name="T9">192.168.127.255</text:span></text:p>
      <text:p text:style-name="P3"/>
      <text:p text:style-name="P3">Red <text:span text:style-name="T9">4</text:span>:<text:tab/><text:tab/><text:span text:style-name="T9">192.168.128.0</text:span></text:p>
      <text:p text:style-name="P3">Broadcast:<text:tab/><text:span text:style-name="T9">192.168.159.255</text:span></text:p>
      <text:p text:style-name="P3"/>
      <text:p text:style-name="P3">Red <text:span text:style-name="T9">5</text:span>:<text:tab/><text:tab/><text:span text:style-name="T9">192.168.160.0</text:span></text:p>
      <text:p text:style-name="P3">Broadcast:<text:tab/><text:span text:style-name="T9">192.168.191.255</text:span></text:p>
      <text:p text:style-name="P3"/>
      <text:p text:style-name="P3">Red <text:span text:style-name="T9">6</text:span>:<text:tab/><text:tab/><text:span text:style-name="T9">192.168.192.0</text:span></text:p>
      <text:p text:style-name="P2"><text:span text:style-name="T8">Broadcast:<text:tab/></text:span><text:span text:style-name="T9">192.168.223.255</text:span></text:p>
      <text:p text:style-name="P5"><text:soft-page-break/><text:span text:style-name="T8">Red </text:span><text:span text:style-name="T9">7</text:span><text:span text:style-name="T8">:<text:tab/><text:tab/></text:span><text:span text:style-name="T9">192.168.224.0</text:span></text:p>
      <text:p text:style-name="P5"><text:span text:style-name="T8">Broadcast:<text:tab/></text:span><text:span text:style-name="T9">192.168.255.255</text:span></text:p>
      <text:p text:style-name="P14">4-</text:p>
      <text:p text:style-name="P6">Dirección de Red: <text:tab/><text:tab/>192.168.0.0/26</text:p>
      <text:p text:style-name="P6">Tipo (A,B,C):<text:tab/><text:tab/><text:tab/><text:span text:style-name="T10">C</text:span></text:p>
      <text:p text:style-name="P6">Máscara actual:<text:tab/><text:tab/>255.255.255.<text:span text:style-name="T10">192</text:span></text:p>
      <text:p text:style-name="P6">Bits para subredes: <text:tab/><text:tab/>2</text:p>
      <text:p text:style-name="P6">Nº de subredes posibles :<text:tab/><text:span text:style-name="T10">2</text:span><text:span text:style-name="T4">2</text:span></text:p>
      <text:p text:style-name="P6">Bits para hosts :<text:tab/><text:tab/><text:span text:style-name="T10">4</text:span></text:p>
      <text:p text:style-name="P6">Nº de IP de host por subred:<text:tab/><text:span text:style-name="T10">2</text:span><text:span text:style-name="T4">4</text:span><text:span text:style-name="T7"> = 16-2</text:span></text:p>
      <text:p text:style-name="P6">Máscara de subred:<text:tab/><text:tab/><text:span text:style-name="T10">255.255.255.240</text:span></text:p>
      <text:p text:style-name="P6">Indica la IP de Red y el rango de IP’s de todas las subredes.</text:p>
      <text:p text:style-name="P6"/>
      <text:p text:style-name="P4">Red <text:span text:style-name="T9">0</text:span>:<text:tab/><text:tab/>192.168.<text:span text:style-name="T10">0.0</text:span></text:p>
      <text:p text:style-name="P4">Broadcast:<text:tab/>192.168.<text:span text:style-name="T10">0.15</text:span></text:p>
      <text:p text:style-name="P4"/>
      <text:p text:style-name="P4">Red <text:span text:style-name="T9">1</text:span>:<text:tab/><text:tab/><text:span text:style-name="T9">192.168.</text:span><text:span text:style-name="T10">0.16</text:span></text:p>
      <text:p text:style-name="P4"><text:tab/><text:tab/><text:tab/> <text:s text:c="4"/><text:span text:style-name="T17">01|000000</text:span></text:p>
      <text:p text:style-name="P4"><text:tab/><text:tab/><text:tab/> <text:s text:c="4"/><text:span text:style-name="T17">01|111111</text:span></text:p>
      <text:p text:style-name="P4">Broadcast:<text:tab/><text:span text:style-name="T9">192.168.</text:span><text:span text:style-name="T10">0.31</text:span></text:p>
      <text:p text:style-name="P4"/>
      <text:p text:style-name="P4"><text:tab/><text:tab/><text:tab/> <text:s text:c="4"/><text:span text:style-name="T17">01|111111</text:span></text:p>
      <text:p text:style-name="P4"><text:tab/><text:tab/><text:tab/> <text:s text:c="4"/><text:span text:style-name="T17">10|000000</text:span></text:p>
      <text:p text:style-name="P4"/>
      <text:p text:style-name="P4"/>
      <text:p text:style-name="P4">Red <text:span text:style-name="T10">2</text:span>:<text:tab/><text:tab/><text:span text:style-name="T9">192.168.</text:span><text:span text:style-name="T10">0.32</text:span></text:p>
      <text:p text:style-name="P4">Broadcast:<text:tab/><text:span text:style-name="T9">192.168.</text:span><text:span text:style-name="T10">0.47</text:span></text:p>
      <text:p text:style-name="P4"/>
      <text:p text:style-name="P4">Red <text:span text:style-name="T10">3</text:span>:<text:tab/><text:tab/><text:span text:style-name="T9">192.168.</text:span><text:span text:style-name="T10">0.48</text:span></text:p>
      <text:p text:style-name="P4">Broadcast:<text:tab/><text:span text:style-name="T9">192.168.</text:span><text:span text:style-name="T10">0.63</text:span></text:p>
      <text:p text:style-name="P4"/>
      <text:p text:style-name="P14"/>
      <text:p text:style-name="P15">9-</text:p>
      <text:p text:style-name="P4">Dirección de Red: <text:tab/><text:tab/><text:tab/><text:tab/>192.168.10.0/24</text:p>
      <text:p text:style-name="P4">Tipo (A,B,C):<text:tab/><text:tab/><text:tab/><text:tab/><text:tab/><text:span text:style-name="T10">C</text:span></text:p>
      <text:p text:style-name="P4">Máscara actual:<text:tab/><text:tab/><text:tab/><text:tab/><text:span text:style-name="T11">255.255.255.0</text:span></text:p>
      <text:p text:style-name="P4">Bits para subredes:<text:tab/><text:tab/><text:tab/><text:tab/><text:span text:style-name="T11">2</text:span></text:p>
      <text:p text:style-name="P4">Nº subredes necesarias :<text:tab/><text:tab/><text:tab/>3</text:p>
      <text:p text:style-name="P4">Bits para hosts :<text:tab/><text:tab/><text:tab/><text:tab/><text:span text:style-name="T11">6</text:span></text:p>
      <text:p text:style-name="P4">Nº IP’s de host necesarios (por subred): <text:tab/>50</text:p>
      <text:p text:style-name="P4">Máscara de subred:<text:tab/><text:tab/><text:tab/><text:tab/><text:span text:style-name="T11">255.255.255.192</text:span></text:p>
      <text:p text:style-name="P4">Indica la IP de Red y el rango de IP’s de todas las subredes.</text:p>
      <text:p text:style-name="P4"/>
      <text:p text:style-name="P10">Red <text:span text:style-name="T9">0</text:span>:<text:tab/><text:tab/>192.168.<text:span text:style-name="T11">1</text:span><text:span text:style-name="T10">0.0</text:span></text:p>
      <text:p text:style-name="P10">Broadcast:<text:tab/>192.168.<text:span text:style-name="T11">1</text:span><text:span text:style-name="T10">0.</text:span><text:span text:style-name="T11">63</text:span></text:p>
      <text:p text:style-name="P10"/>
      <text:p text:style-name="P10">Red <text:span text:style-name="T9">1</text:span>:<text:tab/><text:tab/><text:span text:style-name="T9">192.168.</text:span><text:span text:style-name="T11">1</text:span><text:span text:style-name="T10">0.</text:span><text:span text:style-name="T11">64</text:span></text:p>
      <text:p text:style-name="P10">Broadcast:<text:tab/><text:span text:style-name="T9">192.168.</text:span><text:span text:style-name="T11">1</text:span><text:span text:style-name="T10">0.</text:span><text:span text:style-name="T11">127</text:span></text:p>
      <text:p text:style-name="P10"/>
      <text:p text:style-name="P10">Red <text:span text:style-name="T10">2</text:span>:<text:tab/><text:tab/><text:span text:style-name="T9">192.168.</text:span><text:span text:style-name="T11">1</text:span><text:span text:style-name="T10">0.</text:span><text:span text:style-name="T11">128</text:span></text:p>
      <text:p text:style-name="P10"><text:tab/><text:tab/><text:tab/> <text:s text:c="6"/><text:span text:style-name="T17">10|000000</text:span></text:p>
      <text:p text:style-name="P10"><text:tab/><text:tab/><text:tab/> <text:s text:c="6"/><text:span text:style-name="T17">10|111111</text:span></text:p>
      <text:p text:style-name="P10">Broadcast:<text:tab/><text:span text:style-name="T9">192.168.</text:span><text:span text:style-name="T11">1</text:span><text:span text:style-name="T10">0.</text:span><text:span text:style-name="T11">192</text:span></text:p>
      <text:p text:style-name="P10"/>
      <text:p text:style-name="P13"><text:tab/><text:tab/><text:tab/> <text:s text:c="6"/><text:span text:style-name="T17">10|111111</text:span></text:p>
      <text:p text:style-name="P13"><text:tab/><text:tab/><text:tab/> <text:s text:c="6"/><text:span text:style-name="T17">11|000000</text:span></text:p>
      <text:p text:style-name="P10"/>
      <text:p text:style-name="P10">Red <text:span text:style-name="T10">2</text:span>:<text:tab/><text:tab/><text:span text:style-name="T9">192.168.</text:span><text:span text:style-name="T11">1</text:span><text:span text:style-name="T10">0.</text:span><text:span text:style-name="T11">192</text:span></text:p>
      <text:p text:style-name="P10">Broadcast:<text:tab/><text:span text:style-name="T9">192.168.</text:span><text:span text:style-name="T11">1</text:span><text:span text:style-name="T10">0.</text:span><text:span text:style-name="T11">255</text:span></text:p>
      <text:p text:style-name="P7">caso 2</text:p>
      <text:p text:style-name="P3"/>
      <text:p text:style-name="P3">IP de Red: 172.16.0.0/16</text:p>
      <text:p text:style-name="P3">Nº Subredes:</text:p>
      <text:p text:style-name="P3">Actual <text:span text:style-name="T12">5</text:span> + Extra <text:span text:style-name="T12">(1,5) 2</text:span> = <text:span text:style-name="T12">7</text:span></text:p>
      <text:p text:style-name="P3">Nº IP’s (subred más grande): </text:p>
      <text:p text:style-name="P3">Actual <text:span text:style-name="T12">20</text:span> + Extra <text:span text:style-name="T12">6</text:span> = <text:span text:style-name="T12">26 (32)</text:span></text:p>
      <text:p text:style-name="P11">Bits subredes: <text:span text:style-name="T12">3</text:span></text:p>
      <text:p text:style-name="P11">Bits hosts: <text:span text:style-name="T12">5</text:span></text:p>
      <text:p text:style-name="P3">Máscara de subred: <text:span text:style-name="T12">255.255.224.0(/19)</text:span></text:p>
      <text:p text:style-name="P3">Indica el rango de IP’s de las subredes, ordenadas de la más grande a la más pequeña.</text:p>
      <text:p text:style-name="P13">I+D:</text:p>
      <text:p text:style-name="P13"><text:span text:style-name="T12">172.16.0.0</text:span></text:p>
      <text:p text:style-name="P13"><text:span text:style-name="T12">172.16.31.255</text:span></text:p>
      <text:p text:style-name="P13"/>
      <text:p text:style-name="P13">Tecnología:</text:p>
      <text:p text:style-name="P13"><text:span text:style-name="T12">172.16.32.0</text:span></text:p>
      <text:p text:style-name="P13"><text:span text:style-name="T12">172.16.63.255</text:span></text:p>
      <text:p text:style-name="P13"/>
      <text:p text:style-name="P13">Laboratorio:</text:p>
      <text:p text:style-name="P13"><text:span text:style-name="T12">172.16.64.0</text:span> </text:p>
      <text:p text:style-name="P13"><text:span text:style-name="T17">1</text:span><text:span text:style-name="T12">72.16.95.255</text:span></text:p>
      <text:p text:style-name="P13"/>
      <text:p text:style-name="P13">R1-R2:</text:p>
      <text:p text:style-name="P13"><text:span text:style-name="T12">172.16.96.0</text:span> </text:p>
      <text:p text:style-name="P13"><text:span text:style-name="T12">172.16.127.255</text:span></text:p>
      <text:p text:style-name="P13"/>
      <text:p text:style-name="P13">R1-R3:</text:p>
      <text:p text:style-name="P13"><text:span text:style-name="T12">172.16.128.0</text:span></text:p>
      <text:p text:style-name="P13"><text:span text:style-name="T12">172.16.159.255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0:20:13.427905704</meta:creation-date>
    <dc:date>2024-10-04T16:54:55.573808358</dc:date>
    <meta:editing-duration>PT17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13" meta:word-count="381" meta:character-count="2639" meta:non-whitespace-character-count="2196"/>
  </office:meta>
</office:document-meta>
</file>